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cc733" officeooo:paragraph-rsid="000cc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sampl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3:30:23.519764696</meta:creation-date>
    <dc:date>2015-10-11T13:30:34.105229999</dc:date>
    <meta:editing-duration>P0D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1" meta:paragraph-count="1" meta:word-count="4" meta:character-count="19" meta:non-whitespace-character-count="16"/>
  </office:meta>
</office:document-meta>
</file>